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HALLENGES</text:p>
          </table:table-cell>
          <table:table-cell office:value-type="string" calcext:value-type="string">
            <text:p>QUIZZ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0/110" office:value-type="float" office:value="0.545454545454545" calcext:value-type="float">
            <text:p>0.54545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0/8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5/70" office:value-type="float" office:value="0.642857142857143" calcext:value-type="float">
            <text:p>0.6428571429</text:p>
          </table:table-cell>
          <table:table-cell table:formula="of:=18.25/20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0/110" office:value-type="float" office:value="0.818181818181818" calcext:value-type="float">
            <text:p>0.8181818182</text:p>
          </table:table-cell>
          <table:table-cell table:formula="of:=20/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30/130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0/5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SUM([.B2:.B7])/6" office:value-type="float" office:value="0.717748917748918" calcext:value-type="float">
            <text:p>0.7177489177</text:p>
          </table:table-cell>
          <table:table-cell table:formula="of:=SUM([.C2:.C7])/6" office:value-type="float" office:value="0.635416666666667" calcext:value-type="float">
            <text:p>0.63541666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TA FINAL</text:p>
          </table:table-cell>
          <table:table-cell table:formula="of:=0.8*[.B8]+0.2*[.C8]" office:value-type="float" office:value="0.701282467532467" calcext:value-type="float">
            <text:p>0.70128246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1:48:41.415864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4:40:56.970725383</meta:creation-date>
    <dc:date>2015-01-05T12:24:08.100786643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25" meta:object-count="0"/>
  </office:meta>
</office:document-meta>
</file>